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37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73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shapes>
          <draw:frame draw:z-index="1" draw:id="id0" draw:style-name="a0" draw:name="Diagramm 1" svg:x="6.51654in" svg:y="2.02638in" svg:width="6.52992in" svg:height="3.6728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1">
            <text:p>Cellsize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.25" table:style-name="ce1">
            <text:p>0,25</text:p>
          </table:table-cell>
          <table:table-cell office:value-type="float" office:value="0.125" table:style-name="ce1">
            <text:p>0,125</text:p>
          </table:table-cell>
          <table:table-cell office:value-type="float" office:value="6.25E-2" table:formula="of:=[.E1]/2" table:style-name="ce1">
            <text:p>0,0625</text:p>
          </table:table-cell>
          <table:table-cell table:style-name="ce1"/>
          <table:table-cell office:value-type="string" table:style-name="ce1">
            <text:p>Cellsize [m]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0.25" table:style-name="ce1">
            <text:p>0,25</text:p>
          </table:table-cell>
          <table:table-cell office:value-type="float" office:value="0.125" table:style-name="ce1">
            <text:p>0,125</text:p>
          </table:table-cell>
          <table:table-cell office:value-type="float" office:value="6.25E-2" table:formula="of:=[.M1]/2" table:style-name="ce1">
            <text:p>0,0625</text:p>
          </table:table-cell>
          <table:table-cell office:value-type="float" office:value="3.125E-2" table:formula="of:=[.N1]/2" table:style-name="ce1">
            <text:p>0,0312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ells in X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19" table:style-name="ce1">
            <text:p>119</text:p>
          </table:table-cell>
          <table:table-cell office:value-type="float" office:value="239" table:style-name="ce1">
            <text:p>239</text:p>
          </table:table-cell>
          <table:table-cell table:style-name="ce1"/>
          <table:table-cell office:value-type="string" table:style-name="ce1">
            <text:p>Cells in X and Y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8" table:formula="of:=[.K3]/[.K1]" table:style-name="ce1">
            <text:p>28</text:p>
          </table:table-cell>
          <table:table-cell office:value-type="float" office:value="56" table:formula="of:=[.L3]/[.L1]" table:style-name="ce1">
            <text:p>56</text:p>
          </table:table-cell>
          <table:table-cell office:value-type="float" office:value="112" table:formula="of:=[.M3]/[.M1]" table:style-name="ce1">
            <text:p>112</text:p>
          </table:table-cell>
          <table:table-cell office:value-type="float" office:value="224" table:formula="of:=[.N3]/[.N1]" table:style-name="ce1">
            <text:p>224</text:p>
          </table:table-cell>
          <table:table-cell office:value-type="float" office:value="448" table:formula="of:=[.O3]/[.O1]" table:style-name="ce1">
            <text:p>44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Distance</text:p>
          </table:table-cell>
          <table:table-cell office:value-type="float" office:value="14" table:formula="of:=[.B2]*[.B1]" table:style-name="ce1">
            <text:p>14</text:p>
          </table:table-cell>
          <table:table-cell office:value-type="float" office:value="14.5" table:formula="of:=[.C2]*[.C1]" table:style-name="ce1">
            <text:p>14,5</text:p>
          </table:table-cell>
          <table:table-cell office:value-type="float" office:value="14.75" table:formula="of:=[.D2]*[.D1]" table:style-name="ce1">
            <text:p>14,75</text:p>
          </table:table-cell>
          <table:table-cell office:value-type="float" office:value="14.875" table:formula="of:=[.E2]*[.E1]" table:style-name="ce1">
            <text:p>14,875</text:p>
          </table:table-cell>
          <table:table-cell office:value-type="float" office:value="14.9375" table:formula="of:=[.F2]*[.F1]" table:style-name="ce1">
            <text:p>14,9375</text:p>
          </table:table-cell>
          <table:table-cell table:style-name="ce1"/>
          <table:table-cell office:value-type="string" table:style-name="ce2">
            <text:p>Distance in X and Y [m]</text:p>
          </table:table-cell>
          <table:table-cell office:value-type="float" office:value="14" table:style-name="ce2">
            <text:p>14</text:p>
          </table:table-cell>
          <table:table-cell office:value-type="float" office:value="14" table:formula="of:=[.J2]*[.J1]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Tatsächliche Entfernung [m]</text:p>
          </table:table-cell>
          <table:table-cell office:value-type="float" office:value="19.798989873223331" table:formula="of:=SQRT([.I3]*[.I3]+[.I3]*[.I3])" table:style-name="ce3">
            <text:p>19,799</text:p>
          </table:table-cell>
          <table:table-cell office:value-type="float" office:value="19.798989873223331" table:formula="of:=SQRT([.J3]*[.J3]+[.J3]*[.J3])" table:style-name="ce3">
            <text:p>19,799</text:p>
          </table:table-cell>
          <table:table-cell office:value-type="float" office:value="19.798989873223331" table:formula="of:=SQRT([.K3]*[.K3]+[.K3]*[.K3])" table:style-name="ce3">
            <text:p>19,799</text:p>
          </table:table-cell>
          <table:table-cell office:value-type="float" office:value="19.798989873223331" table:formula="of:=SQRT([.L3]*[.L3]+[.L3]*[.L3])" table:style-name="ce3">
            <text:p>19,799</text:p>
          </table:table-cell>
          <table:table-cell office:value-type="float" office:value="19.798989873223331" table:formula="of:=SQRT([.M3]*[.M3]+[.M3]*[.M3])" table:style-name="ce3">
            <text:p>19,799</text:p>
          </table:table-cell>
          <table:table-cell office:value-type="float" office:value="19.798989873223331" table:formula="of:=SQRT([.N3]*[.N3]+[.N3]*[.N3])" table:style-name="ce3">
            <text:p>19,799</text:p>
          </table:table-cell>
          <table:table-cell office:value-type="float" office:value="19.798989873223331" table:formula="of:=SQRT([.O3]*[.O3]+[.O3]*[.O3])" table:style-name="ce3">
            <text:p>19,79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klid</text:p>
          </table:table-cell>
          <table:table-cell office:value-type="float" office:value="19.798989873223331" table:formula="of:=SQRT(2*([.B3]*[.B3]))" table:style-name="ce1">
            <text:p>19,79898987</text:p>
          </table:table-cell>
          <table:table-cell office:value-type="float" office:value="20.506096654409877" table:formula="of:=SQRT(2*([.C3]*[.C3]))" table:style-name="ce1">
            <text:p>20,50609665</text:p>
          </table:table-cell>
          <table:table-cell office:value-type="float" office:value="20.859650045003153" table:formula="of:=SQRT(2*([.D3]*[.D3]))" table:style-name="ce1">
            <text:p>20,85965005</text:p>
          </table:table-cell>
          <table:table-cell office:value-type="float" office:value="21.036426740299788" table:formula="of:=SQRT(2*([.E3]*[.E3]))" table:style-name="ce1">
            <text:p>21,03642674</text:p>
          </table:table-cell>
          <table:table-cell office:value-type="float" office:value="21.124815087948107" table:formula="of:=SQRT(2*([.F3]*[.F3]))" table:style-name="ce1">
            <text:p>21,12481509</text:p>
          </table:table-cell>
          <table:table-cell table:style-name="ce1"/>
          <table:table-cell office:value-type="string" table:style-name="ce1">
            <text:p>Euklid [m]</text:p>
          </table:table-cell>
          <table:table-cell office:value-type="float" office:value="19.798989873223299" table:style-name="ce3">
            <text:p>19,799</text:p>
          </table:table-cell>
          <table:table-cell office:value-type="float" office:value="19.798989873223299" table:style-name="ce3">
            <text:p>19,799</text:p>
          </table:table-cell>
          <table:table-cell office:value-type="float" office:value="19.798989873223299" table:style-name="ce3">
            <text:p>19,799</text:p>
          </table:table-cell>
          <table:table-cell office:value-type="float" office:value="19.798989873223299" table:style-name="ce3">
            <text:p>19,799</text:p>
          </table:table-cell>
          <table:table-cell office:value-type="float" office:value="19.798989873223299" table:style-name="ce3">
            <text:p>19,799</text:p>
          </table:table-cell>
          <table:table-cell office:value-type="float" office:value="19.798989873223299" table:style-name="ce3">
            <text:p>19,799</text:p>
          </table:table-cell>
          <table:table-cell office:value-type="float" office:value="19.798989873223299" table:style-name="ce3">
            <text:p>19,799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ast Marching</text:p>
          </table:table-cell>
          <table:table-cell office:value-type="float" office:value="20.71" table:style-name="ce1">
            <text:p>20,71</text:p>
          </table:table-cell>
          <table:table-cell office:value-type="float" office:value="21.07" table:style-name="ce1">
            <text:p>21,07</text:p>
          </table:table-cell>
          <table:table-cell office:value-type="float" office:value="21.2" table:style-name="ce1">
            <text:p>21,2</text:p>
          </table:table-cell>
          <table:table-cell office:value-type="float" office:value="21.23" table:style-name="ce1">
            <text:p>21,23</text:p>
          </table:table-cell>
          <table:table-cell office:value-type="float" office:value="21.23" table:style-name="ce1">
            <text:p>21,23</text:p>
          </table:table-cell>
          <table:table-cell table:style-name="ce1"/>
          <table:table-cell office:value-type="string" table:style-name="ce2">
            <text:p>Fast Marching [m]</text:p>
          </table:table-cell>
          <table:table-cell office:value-type="float" office:value="21.245230000721101" table:style-name="ce4">
            <text:p>21,245</text:p>
          </table:table-cell>
          <table:table-cell office:value-type="float" office:value="20.7169625810517" table:style-name="ce4">
            <text:p>20,717</text:p>
          </table:table-cell>
          <table:table-cell office:value-type="float" office:value="20.363468990766901" table:style-name="ce4">
            <text:p>20,363</text:p>
          </table:table-cell>
          <table:table-cell office:value-type="float" office:value="20.136981703768502" table:style-name="ce4">
            <text:p>20,137</text:p>
          </table:table-cell>
          <table:table-cell office:value-type="float" office:value="19.996906262170899" table:style-name="ce4">
            <text:p>19,997</text:p>
          </table:table-cell>
          <table:table-cell office:value-type="float" office:value="19.9127502908091" table:style-name="ce4">
            <text:p>19,913</text:p>
          </table:table-cell>
          <table:table-cell office:value-type="float" office:value="19.8633779875396" table:style-name="ce4">
            <text:p>19,86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iff</text:p>
          </table:table-cell>
          <table:table-cell office:value-type="float" office:value="0.91101012677667015" table:formula="of:=[.B7]-[.B6]" table:style-name="ce1">
            <text:p>0,911010127</text:p>
          </table:table-cell>
          <table:table-cell office:value-type="float" office:value="0.56390334559012345" table:formula="of:=[.C7]-[.C6]" table:style-name="ce1">
            <text:p>0,563903346</text:p>
          </table:table-cell>
          <table:table-cell office:value-type="float" office:value="0.34034995499684584" table:formula="of:=[.D7]-[.D6]" table:style-name="ce1">
            <text:p>0,340349955</text:p>
          </table:table-cell>
          <table:table-cell office:value-type="float" office:value="0.19357325970021222" table:formula="of:=[.E7]-[.E6]" table:style-name="ce1">
            <text:p>0,19357326</text:p>
          </table:table-cell>
          <table:table-cell office:value-type="float" office:value="0.10518491205189306" table:formula="of:=[.F7]-[.F6]" table:style-name="ce1">
            <text:p>0,105184912</text:p>
          </table:table-cell>
          <table:table-cell table:style-name="ce1"/>
          <table:table-cell office:value-type="string" table:style-name="ce1">
            <text:p>Diff [m]</text:p>
          </table:table-cell>
          <table:table-cell office:value-type="float" office:value="1.4462401274978021" table:formula="of:=[.I7]-[.I6]" table:style-name="ce5">
            <text:p>1,45</text:p>
          </table:table-cell>
          <table:table-cell office:value-type="float" office:value="0.91797270782840101" table:formula="of:=[.J7]-[.J6]" table:style-name="ce5">
            <text:p>0,92</text:p>
          </table:table-cell>
          <table:table-cell office:value-type="float" office:value="0.56447911754360192" table:formula="of:=[.K7]-[.K6]" table:style-name="ce6">
            <text:p>0,5645</text:p>
          </table:table-cell>
          <table:table-cell office:value-type="float" office:value="0.33799183054520299" table:formula="of:=[.L7]-[.L6]" table:style-name="ce6">
            <text:p>0,3380</text:p>
          </table:table-cell>
          <table:table-cell office:value-type="float" office:value="0.19791638894760055" table:formula="of:=[.M7]-[.M6]" table:style-name="ce6">
            <text:p>0,1979</text:p>
          </table:table-cell>
          <table:table-cell office:value-type="float" office:value="0.11376041758580158" table:formula="of:=ABS([.N7]-[.N6])" table:style-name="ce6">
            <text:p>0,1138</text:p>
          </table:table-cell>
          <table:table-cell office:value-type="float" office:value="6.4388114316301426E-2" table:formula="of:=ABS([.O7]-[.O6])" table:style-name="ce6">
            <text:p>0,0644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2">
            <text:p>Error [%] diff/distance</text:p>
          </table:table-cell>
          <table:table-cell office:value-type="float" office:value="7.3046157241271041" table:formula="of:=[.I8]/[.I6]*100" table:style-name="ce7">
            <text:p>7,30</text:p>
          </table:table-cell>
          <table:table-cell office:value-type="float" office:value="4.6364623332117194" table:formula="of:=[.J8]/[.J6]*100" table:style-name="ce7">
            <text:p>4,64</text:p>
          </table:table-cell>
          <table:table-cell office:value-type="float" office:value="2.8510500846662841" table:formula="of:=[.K8]/[.K6]*100" table:style-name="ce7">
            <text:p>2,85</text:p>
          </table:table-cell>
          <table:table-cell office:value-type="float" office:value="1.7071165383154847" table:formula="of:=[.L8]/[.L6]*100" table:style-name="ce7">
            <text:p>1,71</text:p>
          </table:table-cell>
          <table:table-cell office:value-type="float" office:value="0.9996287195200203" table:formula="of:=[.M8]/[.M6]*100" table:style-name="ce7">
            <text:p>1,00</text:p>
          </table:table-cell>
          <table:table-cell office:value-type="float" office:value="0.57457687646809852" table:formula="of:=[.N8]/[.N6]*100" table:style-name="ce7">
            <text:p>0,57</text:p>
          </table:table-cell>
          <table:table-cell office:value-type="float" office:value="0.3252090875776531" table:formula="of:=[.O8]/[.O6]*100" table:style-name="ce7">
            <text:p>0,33</text:p>
          </table:table-cell>
          <table:table-cell table:number-columns-repeated="1636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ani</dc:creator>
    <meta:creation-date>2017-06-15T22:43:04Z</meta:creation-date>
    <dc:date>2017-06-17T10:06:49Z</dc:date>
    <meta:editing-cycles>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x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x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64.444094488189pt" svg:width="470.1543307086614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rror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Cellsize [m]</text:p>
            </chart:title>
          </chart:axis>
          <chart:series chart:label-cell-address="Tabelle1.$H$10" chart:values-cell-range-address="Tabelle1.$I$10:.$O$10" chart:class="chart:scatter" chart:attached-axis="primary-y" chart:style-name="G0S0">
            <chart:domain table:cell-range-address="Tabelle1.$I$1:.$O$1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